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IMA GONZALES ALDEM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698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7888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MACHO RUIZ FERNANDO YASMA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86029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 788 8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IMA GONZALES ALDEMI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206986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0698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3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35066976</text:p>
          </table:table-cell>
          <table:table-cell table:style-name="Tabla2.D3" office:value-type="string">
            <text:p text:style-name="P23">11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39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